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9.135cm" fo:break-before="auto" style:use-optimal-row-height="tru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6.765cm" fo:break-before="auto" style:use-optimal-row-height="true"/>
    </style:style>
    <style:style style:name="ro8" style:family="table-row">
      <style:table-row-properties style:row-height="11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00" table:default-cell-style-name="Default"/>
        <table:table-row table:style-name="ro1">
          <table:table-cell office:value-type="string" calcext:value-type="string">
            <table:cell-range-source table:name="CSV_all" xlink:type="simple" xlink:href="../result.csv" table:filter-name="Text - txt - csv (StarCalc)" table:filter-options="44,34,76,1,,0,false,false,true,false,false,0,false" table:last-column-spanned="100" table:last-row-spanned="10"/>
            <text:p>Step 0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Step 5</text:p>
          </table:table-cell>
          <table:table-cell office:value-type="string" calcext:value-type="string">
            <text:p>Step 6</text:p>
          </table:table-cell>
          <table:table-cell office:value-type="string" calcext:value-type="string">
            <text:p>Step 7</text:p>
          </table:table-cell>
          <table:table-cell office:value-type="string" calcext:value-type="string">
            <text:p>Step 8</text:p>
          </table:table-cell>
          <table:table-cell office:value-type="string" calcext:value-type="string">
            <text:p>Step 9</text:p>
          </table:table-cell>
          <table:table-cell office:value-type="string" calcext:value-type="string">
            <text:p>Step 10</text:p>
          </table:table-cell>
          <table:table-cell office:value-type="string" calcext:value-type="string">
            <text:p>Step 11</text:p>
          </table:table-cell>
          <table:table-cell office:value-type="string" calcext:value-type="string">
            <text:p>Step 12</text:p>
          </table:table-cell>
          <table:table-cell office:value-type="string" calcext:value-type="string">
            <text:p>Step 13</text:p>
          </table:table-cell>
          <table:table-cell office:value-type="string" calcext:value-type="string">
            <text:p>Step 14</text:p>
          </table:table-cell>
          <table:table-cell office:value-type="string" calcext:value-type="string">
            <text:p>Step 15</text:p>
          </table:table-cell>
          <table:table-cell office:value-type="string" calcext:value-type="string">
            <text:p>Step 16</text:p>
          </table:table-cell>
          <table:table-cell office:value-type="string" calcext:value-type="string">
            <text:p>Step 17</text:p>
          </table:table-cell>
          <table:table-cell office:value-type="string" calcext:value-type="string">
            <text:p>Step 18</text:p>
          </table:table-cell>
          <table:table-cell office:value-type="string" calcext:value-type="string">
            <text:p>Step 19</text:p>
          </table:table-cell>
          <table:table-cell office:value-type="string" calcext:value-type="string">
            <text:p>Step 20</text:p>
          </table:table-cell>
          <table:table-cell office:value-type="string" calcext:value-type="string">
            <text:p>Step 21</text:p>
          </table:table-cell>
          <table:table-cell office:value-type="string" calcext:value-type="string">
            <text:p>Step 22</text:p>
          </table:table-cell>
          <table:table-cell office:value-type="string" calcext:value-type="string">
            <text:p>Step 23</text:p>
          </table:table-cell>
          <table:table-cell office:value-type="string" calcext:value-type="string">
            <text:p>Step 24</text:p>
          </table:table-cell>
          <table:table-cell office:value-type="string" calcext:value-type="string">
            <text:p>Step 25</text:p>
          </table:table-cell>
          <table:table-cell office:value-type="string" calcext:value-type="string">
            <text:p>Step 26</text:p>
          </table:table-cell>
          <table:table-cell office:value-type="string" calcext:value-type="string">
            <text:p>Step 27</text:p>
          </table:table-cell>
          <table:table-cell office:value-type="string" calcext:value-type="string">
            <text:p>Step 28</text:p>
          </table:table-cell>
          <table:table-cell office:value-type="string" calcext:value-type="string">
            <text:p>Step 29</text:p>
          </table:table-cell>
          <table:table-cell office:value-type="string" calcext:value-type="string">
            <text:p>Step 30</text:p>
          </table:table-cell>
          <table:table-cell office:value-type="string" calcext:value-type="string">
            <text:p>Step 31</text:p>
          </table:table-cell>
          <table:table-cell office:value-type="string" calcext:value-type="string">
            <text:p>Step 32</text:p>
          </table:table-cell>
          <table:table-cell office:value-type="string" calcext:value-type="string">
            <text:p>Step 33</text:p>
          </table:table-cell>
          <table:table-cell office:value-type="string" calcext:value-type="string">
            <text:p>Step 34</text:p>
          </table:table-cell>
          <table:table-cell office:value-type="string" calcext:value-type="string">
            <text:p>Step 35</text:p>
          </table:table-cell>
          <table:table-cell office:value-type="string" calcext:value-type="string">
            <text:p>Step 36</text:p>
          </table:table-cell>
          <table:table-cell office:value-type="string" calcext:value-type="string">
            <text:p>Step 37</text:p>
          </table:table-cell>
          <table:table-cell office:value-type="string" calcext:value-type="string">
            <text:p>Step 38</text:p>
          </table:table-cell>
          <table:table-cell office:value-type="string" calcext:value-type="string">
            <text:p>Step 39</text:p>
          </table:table-cell>
          <table:table-cell office:value-type="string" calcext:value-type="string">
            <text:p>Step 40</text:p>
          </table:table-cell>
          <table:table-cell office:value-type="string" calcext:value-type="string">
            <text:p>Step 41</text:p>
          </table:table-cell>
          <table:table-cell office:value-type="string" calcext:value-type="string">
            <text:p>Step 42</text:p>
          </table:table-cell>
          <table:table-cell office:value-type="string" calcext:value-type="string">
            <text:p>Step 43</text:p>
          </table:table-cell>
          <table:table-cell office:value-type="string" calcext:value-type="string">
            <text:p>Step 44</text:p>
          </table:table-cell>
          <table:table-cell office:value-type="string" calcext:value-type="string">
            <text:p>Step 45</text:p>
          </table:table-cell>
          <table:table-cell office:value-type="string" calcext:value-type="string">
            <text:p>Step 46</text:p>
          </table:table-cell>
          <table:table-cell office:value-type="string" calcext:value-type="string">
            <text:p>Step 47</text:p>
          </table:table-cell>
          <table:table-cell office:value-type="string" calcext:value-type="string">
            <text:p>Step 48</text:p>
          </table:table-cell>
          <table:table-cell office:value-type="string" calcext:value-type="string">
            <text:p>Step 49</text:p>
          </table:table-cell>
          <table:table-cell office:value-type="string" calcext:value-type="string">
            <text:p>Step 50</text:p>
          </table:table-cell>
          <table:table-cell office:value-type="string" calcext:value-type="string">
            <text:p>Step 51</text:p>
          </table:table-cell>
          <table:table-cell office:value-type="string" calcext:value-type="string">
            <text:p>Step 52</text:p>
          </table:table-cell>
          <table:table-cell office:value-type="string" calcext:value-type="string">
            <text:p>Step 53</text:p>
          </table:table-cell>
          <table:table-cell office:value-type="string" calcext:value-type="string">
            <text:p>Step 54</text:p>
          </table:table-cell>
          <table:table-cell office:value-type="string" calcext:value-type="string">
            <text:p>Step 55</text:p>
          </table:table-cell>
          <table:table-cell office:value-type="string" calcext:value-type="string">
            <text:p>Step 56</text:p>
          </table:table-cell>
          <table:table-cell office:value-type="string" calcext:value-type="string">
            <text:p>Step 57</text:p>
          </table:table-cell>
          <table:table-cell office:value-type="string" calcext:value-type="string">
            <text:p>Step 58</text:p>
          </table:table-cell>
          <table:table-cell office:value-type="string" calcext:value-type="string">
            <text:p>Step 59</text:p>
          </table:table-cell>
          <table:table-cell office:value-type="string" calcext:value-type="string">
            <text:p>Step 60</text:p>
          </table:table-cell>
          <table:table-cell office:value-type="string" calcext:value-type="string">
            <text:p>Step 61</text:p>
          </table:table-cell>
          <table:table-cell office:value-type="string" calcext:value-type="string">
            <text:p>Step 62</text:p>
          </table:table-cell>
          <table:table-cell office:value-type="string" calcext:value-type="string">
            <text:p>Step 63</text:p>
          </table:table-cell>
          <table:table-cell office:value-type="string" calcext:value-type="string">
            <text:p>Step 64</text:p>
          </table:table-cell>
          <table:table-cell office:value-type="string" calcext:value-type="string">
            <text:p>Step 65</text:p>
          </table:table-cell>
          <table:table-cell office:value-type="string" calcext:value-type="string">
            <text:p>Step 66</text:p>
          </table:table-cell>
          <table:table-cell office:value-type="string" calcext:value-type="string">
            <text:p>Step 67</text:p>
          </table:table-cell>
          <table:table-cell office:value-type="string" calcext:value-type="string">
            <text:p>Step 68</text:p>
          </table:table-cell>
          <table:table-cell office:value-type="string" calcext:value-type="string">
            <text:p>Step 69</text:p>
          </table:table-cell>
          <table:table-cell office:value-type="string" calcext:value-type="string">
            <text:p>Step 70</text:p>
          </table:table-cell>
          <table:table-cell office:value-type="string" calcext:value-type="string">
            <text:p>Step 71</text:p>
          </table:table-cell>
          <table:table-cell office:value-type="string" calcext:value-type="string">
            <text:p>Step 72</text:p>
          </table:table-cell>
          <table:table-cell office:value-type="string" calcext:value-type="string">
            <text:p>Step 73</text:p>
          </table:table-cell>
          <table:table-cell office:value-type="string" calcext:value-type="string">
            <text:p>Step 74</text:p>
          </table:table-cell>
          <table:table-cell office:value-type="string" calcext:value-type="string">
            <text:p>Step 75</text:p>
          </table:table-cell>
          <table:table-cell office:value-type="string" calcext:value-type="string">
            <text:p>Step 76</text:p>
          </table:table-cell>
          <table:table-cell office:value-type="string" calcext:value-type="string">
            <text:p>Step 77</text:p>
          </table:table-cell>
          <table:table-cell office:value-type="string" calcext:value-type="string">
            <text:p>Step 78</text:p>
          </table:table-cell>
          <table:table-cell office:value-type="string" calcext:value-type="string">
            <text:p>Step 79</text:p>
          </table:table-cell>
          <table:table-cell office:value-type="string" calcext:value-type="string">
            <text:p>Step 80</text:p>
          </table:table-cell>
          <table:table-cell office:value-type="string" calcext:value-type="string">
            <text:p>Step 81</text:p>
          </table:table-cell>
          <table:table-cell office:value-type="string" calcext:value-type="string">
            <text:p>Step 82</text:p>
          </table:table-cell>
          <table:table-cell office:value-type="string" calcext:value-type="string">
            <text:p>Step 83</text:p>
          </table:table-cell>
          <table:table-cell office:value-type="string" calcext:value-type="string">
            <text:p>Step 84</text:p>
          </table:table-cell>
          <table:table-cell office:value-type="string" calcext:value-type="string">
            <text:p>Step 85</text:p>
          </table:table-cell>
          <table:table-cell office:value-type="string" calcext:value-type="string">
            <text:p>Step 86</text:p>
          </table:table-cell>
          <table:table-cell office:value-type="string" calcext:value-type="string">
            <text:p>Step 87</text:p>
          </table:table-cell>
          <table:table-cell office:value-type="string" calcext:value-type="string">
            <text:p>Step 88</text:p>
          </table:table-cell>
          <table:table-cell office:value-type="string" calcext:value-type="string">
            <text:p>Step 89</text:p>
          </table:table-cell>
          <table:table-cell office:value-type="string" calcext:value-type="string">
            <text:p>Step 90</text:p>
          </table:table-cell>
          <table:table-cell office:value-type="string" calcext:value-type="string">
            <text:p>Step 91</text:p>
          </table:table-cell>
          <table:table-cell office:value-type="string" calcext:value-type="string">
            <text:p>Step 92</text:p>
          </table:table-cell>
          <table:table-cell office:value-type="string" calcext:value-type="string">
            <text:p>Step 93</text:p>
          </table:table-cell>
          <table:table-cell office:value-type="string" calcext:value-type="string">
            <text:p>Step 94</text:p>
          </table:table-cell>
          <table:table-cell office:value-type="string" calcext:value-type="string">
            <text:p>Step 95</text:p>
          </table:table-cell>
          <table:table-cell office:value-type="string" calcext:value-type="string">
            <text:p>Step 96</text:p>
          </table:table-cell>
          <table:table-cell office:value-type="string" calcext:value-type="string">
            <text:p>Step 97</text:p>
          </table:table-cell>
          <table:table-cell office:value-type="string" calcext:value-type="string">
            <text:p>Step 98</text:p>
          </table:table-cell>
          <table:table-cell office:value-type="string" calcext:value-type="string">
            <text:p>Step 99</text:p>
          </table:table-cell>
        </table:table-row>
        <table:table-row table:style-name="ro2">
          <table:table-cell office:value-type="string" calcext:value-type="string">
            <text:p>IF 0</text:p>
            <text:p>instr: 00100513</text:p>
            <text:p>pc: 1</text:p>
          </table:table-cell>
          <table:table-cell office:value-type="string" calcext:value-type="string">
            <text:p>IF 1</text:p>
            <text:p>instr: 00000013</text:p>
            <text:p>pc: 2</text:p>
          </table:table-cell>
          <table:table-cell office:value-type="string" calcext:value-type="string">
            <text:p>IF 2</text:p>
            <text:p>instr: 00000013</text:p>
            <text:p>pc: 3</text:p>
          </table:table-cell>
          <table:table-cell office:value-type="string" calcext:value-type="string">
            <text:p>IF 3</text:p>
            <text:p>instr: 00000013</text:p>
            <text:p>pc: 4</text:p>
          </table:table-cell>
          <table:table-cell office:value-type="string" calcext:value-type="string">
            <text:p>IF 4</text:p>
            <text:p>instr: 40a005b3</text:p>
            <text:p>pc: 5</text:p>
          </table:table-cell>
          <table:table-cell office:value-type="string" calcext:value-type="string">
            <text:p>IF 5</text:p>
            <text:p>instr: 00a50633</text:p>
            <text:p>pc: 6</text:p>
          </table:table-cell>
          <table:table-cell office:value-type="string" calcext:value-type="string">
            <text:p>IF 6</text:p>
            <text:p>instr: 00000013</text:p>
            <text:p>pc: 7</text:p>
          </table:table-cell>
          <table:table-cell office:value-type="string" calcext:value-type="string">
            <text:p>IF 7</text:p>
            <text:p>instr: 00000013</text:p>
            <text:p>pc: 8</text:p>
          </table:table-cell>
          <table:table-cell office:value-type="string" calcext:value-type="string">
            <text:p>IF 8</text:p>
            <text:p>instr: 00000013</text:p>
            <text:p>pc: 9</text:p>
          </table:table-cell>
          <table:table-cell office:value-type="string" calcext:value-type="string">
            <text:p>IF 9</text:p>
            <text:p>instr: 00c60633</text:p>
            <text:p>pc: 10</text:p>
          </table:table-cell>
          <table:table-cell office:value-type="string" calcext:value-type="string">
            <text:p>IF 10</text:p>
            <text:p>instr: 7ff00693</text:p>
            <text:p>pc: 11</text:p>
          </table:table-cell>
          <table:table-cell office:value-type="string" calcext:value-type="string">
            <text:p>IF 11</text:p>
            <text:p>instr: 00000013</text:p>
            <text:p>pc: 12</text:p>
          </table:table-cell>
          <table:table-cell office:value-type="string" calcext:value-type="string">
            <text:p>IF 12</text:p>
            <text:p>instr: 00000013</text:p>
            <text:p>pc: 13</text:p>
          </table:table-cell>
          <table:table-cell office:value-type="string" calcext:value-type="string">
            <text:p>IF 13</text:p>
            <text:p>instr: 00b60733</text:p>
            <text:p>pc: 14</text:p>
          </table:table-cell>
          <table:table-cell office:value-type="string" calcext:value-type="string">
            <text:p>IF 14</text:p>
            <text:p>instr: 00000013</text:p>
            <text:p>pc: 15</text:p>
          </table:table-cell>
          <table:table-cell office:value-type="string" calcext:value-type="string">
            <text:p>IF 15</text:p>
            <text:p>instr: 00000013</text:p>
            <text:p>pc: 16</text:p>
          </table:table-cell>
          <table:table-cell office:value-type="string" calcext:value-type="string">
            <text:p>IF 16</text:p>
            <text:p>instr: 00000013</text:p>
            <text:p>pc: 17</text:p>
          </table:table-cell>
          <table:table-cell office:value-type="string" calcext:value-type="string">
            <text:p>IF 17</text:p>
            <text:p>instr: 40e607b3</text:p>
            <text:p>pc: 18</text:p>
          </table:table-cell>
          <table:table-cell office:value-type="string" calcext:value-type="string">
            <text:p>IF 18</text:p>
            <text:p>instr: 00568813</text:p>
            <text:p>pc: 19</text:p>
          </table:table-cell>
          <table:table-cell office:value-type="string" calcext:value-type="string">
            <text:p>IF 19</text:p>
            <text:p>instr: 000628b7</text:p>
            <text:p>pc: 20</text:p>
          </table:table-cell>
          <table:table-cell office:value-type="string" calcext:value-type="string">
            <text:p>IF 20</text:p>
            <text:p>instr: 00000917</text:p>
            <text:p>pc: 21</text:p>
          </table:table-cell>
          <table:table-cell office:value-type="string" calcext:value-type="string">
            <text:p>IF 21</text:p>
            <text:p>instr: 00100013</text:p>
            <text:p>pc: 22</text:p>
          </table:table-cell>
          <table:table-cell office:value-type="string" calcext:value-type="string">
            <text:p>IF 22</text:p>
            <text:p>instr: 00100013</text:p>
            <text:p>pc: 23</text:p>
          </table:table-cell>
          <table:table-cell office:value-type="string" calcext:value-type="string">
            <text:p>IF 23</text:p>
            <text:p>instr: 00100013</text:p>
            <text:p>pc: 24</text:p>
          </table:table-cell>
          <table:table-cell office:value-type="string" calcext:value-type="string">
            <text:p>IF 24</text:p>
            <text:p>instr: 00100013</text:p>
            <text:p>pc: 25</text:p>
          </table:table-cell>
          <table:table-cell office:value-type="string" calcext:value-type="string">
            <text:p>IF 25</text:p>
            <text:p>instr: 00100013</text:p>
            <text:p>pc: 26</text:p>
          </table:table-cell>
          <table:table-cell office:value-type="string" calcext:value-type="string">
            <text:p>IF 26</text:p>
            <text:p>instr: 00100013</text:p>
            <text:p>pc: 27</text:p>
          </table:table-cell>
          <table:table-cell office:value-type="string" calcext:value-type="string">
            <text:p>IF 27</text:p>
            <text:p>instr: 00100013</text:p>
            <text:p>pc: 28</text:p>
          </table:table-cell>
          <table:table-cell office:value-type="string" calcext:value-type="string">
            <text:p>IF 28</text:p>
            <text:p>instr: 00100013</text:p>
            <text:p>pc: 29</text:p>
          </table:table-cell>
          <table:table-cell office:value-type="string" calcext:value-type="string">
            <text:p>IF 29</text:p>
            <text:p>instr: 00100013</text:p>
            <text:p>pc: 30</text:p>
          </table:table-cell>
          <table:table-cell office:value-type="string" calcext:value-type="string">
            <text:p>IF 30</text:p>
            <text:p>instr: 00100013</text:p>
            <text:p>pc: 31</text:p>
          </table:table-cell>
          <table:table-cell office:value-type="string" calcext:value-type="string">
            <text:p>IF 31</text:p>
            <text:p>instr: 00100013</text:p>
            <text:p>pc: 32</text:p>
          </table:table-cell>
          <table:table-cell office:value-type="string" calcext:value-type="string">
            <text:p>IF 32</text:p>
            <text:p>instr: 00100013</text:p>
            <text:p>pc: 33</text:p>
          </table:table-cell>
          <table:table-cell office:value-type="string" calcext:value-type="string">
            <text:p>IF 33</text:p>
            <text:p>instr: 00100013</text:p>
            <text:p>pc: 34</text:p>
          </table:table-cell>
          <table:table-cell office:value-type="string" calcext:value-type="string">
            <text:p>IF 34</text:p>
            <text:p>instr: 00100013</text:p>
            <text:p>pc: 35</text:p>
          </table:table-cell>
          <table:table-cell office:value-type="string" calcext:value-type="string">
            <text:p>IF 35</text:p>
            <text:p>instr: 00100013</text:p>
            <text:p>pc: 36</text:p>
          </table:table-cell>
          <table:table-cell office:value-type="string" calcext:value-type="string">
            <text:p>IF 36</text:p>
            <text:p>instr: 00100013</text:p>
            <text:p>pc: 37</text:p>
          </table:table-cell>
          <table:table-cell office:value-type="string" calcext:value-type="string">
            <text:p>IF 37</text:p>
            <text:p>instr: 00100013</text:p>
            <text:p>pc: 38</text:p>
          </table:table-cell>
          <table:table-cell office:value-type="string" calcext:value-type="string">
            <text:p>IF 38</text:p>
            <text:p>instr: 00100013</text:p>
            <text:p>pc: 39</text:p>
          </table:table-cell>
          <table:table-cell office:value-type="string" calcext:value-type="string">
            <text:p>IF 39</text:p>
            <text:p>instr: 00100013</text:p>
            <text:p>pc: 40</text:p>
          </table:table-cell>
          <table:table-cell office:value-type="string" calcext:value-type="string">
            <text:p>IF 40</text:p>
            <text:p>instr: 00100013</text:p>
            <text:p>pc: 41</text:p>
          </table:table-cell>
          <table:table-cell office:value-type="string" calcext:value-type="string">
            <text:p>IF 41</text:p>
            <text:p>instr: 00100013</text:p>
            <text:p>pc: 42</text:p>
          </table:table-cell>
          <table:table-cell office:value-type="string" calcext:value-type="string">
            <text:p>IF 42</text:p>
            <text:p>instr: 00100013</text:p>
            <text:p>pc: 43</text:p>
          </table:table-cell>
          <table:table-cell office:value-type="string" calcext:value-type="string">
            <text:p>IF 43</text:p>
            <text:p>instr: 00100013</text:p>
            <text:p>pc: 44</text:p>
          </table:table-cell>
          <table:table-cell office:value-type="string" calcext:value-type="string">
            <text:p>IF 44</text:p>
            <text:p>instr: 00100013</text:p>
            <text:p>pc: 45</text:p>
          </table:table-cell>
          <table:table-cell office:value-type="string" calcext:value-type="string">
            <text:p>IF 45</text:p>
            <text:p>instr: 00100013</text:p>
            <text:p>pc: 46</text:p>
          </table:table-cell>
          <table:table-cell office:value-type="string" calcext:value-type="string">
            <text:p>IF 46</text:p>
            <text:p>instr: 00100013</text:p>
            <text:p>pc: 47</text:p>
          </table:table-cell>
          <table:table-cell office:value-type="string" calcext:value-type="string">
            <text:p>IF 47</text:p>
            <text:p>instr: 00100013</text:p>
            <text:p>pc: 48</text:p>
          </table:table-cell>
          <table:table-cell office:value-type="string" calcext:value-type="string">
            <text:p>IF 48</text:p>
            <text:p>instr: 00100013</text:p>
            <text:p>pc: 49</text:p>
          </table:table-cell>
          <table:table-cell office:value-type="string" calcext:value-type="string">
            <text:p>IF 49</text:p>
            <text:p>instr: 00100013</text:p>
            <text:p>pc: 50</text:p>
          </table:table-cell>
          <table:table-cell office:value-type="string" calcext:value-type="string">
            <text:p>IF 50</text:p>
            <text:p>instr: 00100013</text:p>
            <text:p>pc: 51</text:p>
          </table:table-cell>
          <table:table-cell office:value-type="string" calcext:value-type="string">
            <text:p>IF 51</text:p>
            <text:p>instr: 00100013</text:p>
            <text:p>pc: 52</text:p>
          </table:table-cell>
          <table:table-cell office:value-type="string" calcext:value-type="string">
            <text:p>IF 52</text:p>
            <text:p>instr: 00100013</text:p>
            <text:p>pc: 53</text:p>
          </table:table-cell>
          <table:table-cell office:value-type="string" calcext:value-type="string">
            <text:p>IF 53</text:p>
            <text:p>instr: 00100013</text:p>
            <text:p>pc: 54</text:p>
          </table:table-cell>
          <table:table-cell office:value-type="string" calcext:value-type="string">
            <text:p>IF 54</text:p>
            <text:p>instr: 00100013</text:p>
            <text:p>pc: 55</text:p>
          </table:table-cell>
          <table:table-cell office:value-type="string" calcext:value-type="string">
            <text:p>IF 55</text:p>
            <text:p>instr: 00100013</text:p>
            <text:p>pc: 56</text:p>
          </table:table-cell>
          <table:table-cell office:value-type="string" calcext:value-type="string">
            <text:p>IF 56</text:p>
            <text:p>instr: 00100013</text:p>
            <text:p>pc: 57</text:p>
          </table:table-cell>
          <table:table-cell office:value-type="string" calcext:value-type="string">
            <text:p>IF 57</text:p>
            <text:p>instr: 00100013</text:p>
            <text:p>pc: 58</text:p>
          </table:table-cell>
          <table:table-cell office:value-type="string" calcext:value-type="string">
            <text:p>IF 58</text:p>
            <text:p>instr: 00100013</text:p>
            <text:p>pc: 59</text:p>
          </table:table-cell>
          <table:table-cell office:value-type="string" calcext:value-type="string">
            <text:p>IF 59</text:p>
            <text:p>instr: 00100013</text:p>
            <text:p>pc: 60</text:p>
          </table:table-cell>
          <table:table-cell office:value-type="string" calcext:value-type="string">
            <text:p>IF 60</text:p>
            <text:p>instr: 00100013</text:p>
            <text:p>pc: 61</text:p>
          </table:table-cell>
          <table:table-cell office:value-type="string" calcext:value-type="string">
            <text:p>IF 61</text:p>
            <text:p>instr: 00100013</text:p>
            <text:p>pc: 62</text:p>
          </table:table-cell>
          <table:table-cell office:value-type="string" calcext:value-type="string">
            <text:p>IF 62</text:p>
            <text:p>instr: 00100013</text:p>
            <text:p>pc: 63</text:p>
          </table:table-cell>
          <table:table-cell office:value-type="string" calcext:value-type="string">
            <text:p>IF 63</text:p>
            <text:p>instr: 00100013</text:p>
            <text:p>pc: 64</text:p>
          </table:table-cell>
          <table:table-cell office:value-type="string" calcext:value-type="string">
            <text:p>IF 64</text:p>
            <text:p>instr: 00100013</text:p>
            <text:p>pc: 65</text:p>
          </table:table-cell>
          <table:table-cell office:value-type="string" calcext:value-type="string">
            <text:p>IF 65</text:p>
            <text:p>instr: 00100013</text:p>
            <text:p>pc: 66</text:p>
          </table:table-cell>
          <table:table-cell office:value-type="string" calcext:value-type="string">
            <text:p>IF 66</text:p>
            <text:p>instr: 00100013</text:p>
            <text:p>pc: 67</text:p>
          </table:table-cell>
          <table:table-cell office:value-type="string" calcext:value-type="string">
            <text:p>IF 67</text:p>
            <text:p>instr: 00100013</text:p>
            <text:p>pc: 68</text:p>
          </table:table-cell>
          <table:table-cell office:value-type="string" calcext:value-type="string">
            <text:p>IF 68</text:p>
            <text:p>instr: 00100013</text:p>
            <text:p>pc: 69</text:p>
          </table:table-cell>
          <table:table-cell office:value-type="string" calcext:value-type="string">
            <text:p>IF 69</text:p>
            <text:p>instr: 00100013</text:p>
            <text:p>pc: 70</text:p>
          </table:table-cell>
          <table:table-cell office:value-type="string" calcext:value-type="string">
            <text:p>IF 70</text:p>
            <text:p>instr: 00100013</text:p>
            <text:p>pc: 71</text:p>
          </table:table-cell>
          <table:table-cell office:value-type="string" calcext:value-type="string">
            <text:p>IF 71</text:p>
            <text:p>instr: 00100013</text:p>
            <text:p>pc: 72</text:p>
          </table:table-cell>
          <table:table-cell office:value-type="string" calcext:value-type="string">
            <text:p>IF 72</text:p>
            <text:p>instr: 00100013</text:p>
            <text:p>pc: 73</text:p>
          </table:table-cell>
          <table:table-cell office:value-type="string" calcext:value-type="string">
            <text:p>IF 73</text:p>
            <text:p>instr: 00100013</text:p>
            <text:p>pc: 74</text:p>
          </table:table-cell>
          <table:table-cell office:value-type="string" calcext:value-type="string">
            <text:p>IF 74</text:p>
            <text:p>instr: 00100013</text:p>
            <text:p>pc: 75</text:p>
          </table:table-cell>
          <table:table-cell office:value-type="string" calcext:value-type="string">
            <text:p>IF 75</text:p>
            <text:p>instr: 00100013</text:p>
            <text:p>pc: 76</text:p>
          </table:table-cell>
          <table:table-cell office:value-type="string" calcext:value-type="string">
            <text:p>IF 76</text:p>
            <text:p>instr: 00100013</text:p>
            <text:p>pc: 77</text:p>
          </table:table-cell>
          <table:table-cell office:value-type="string" calcext:value-type="string">
            <text:p>IF 77</text:p>
            <text:p>instr: 00100013</text:p>
            <text:p>pc: 78</text:p>
          </table:table-cell>
          <table:table-cell office:value-type="string" calcext:value-type="string">
            <text:p>IF 78</text:p>
            <text:p>instr: 00100013</text:p>
            <text:p>pc: 79</text:p>
          </table:table-cell>
          <table:table-cell office:value-type="string" calcext:value-type="string">
            <text:p>IF 79</text:p>
            <text:p>instr: 00100013</text:p>
            <text:p>pc: 80</text:p>
          </table:table-cell>
          <table:table-cell office:value-type="string" calcext:value-type="string">
            <text:p>IF 80</text:p>
            <text:p>instr: 00100013</text:p>
            <text:p>pc: 81</text:p>
          </table:table-cell>
          <table:table-cell office:value-type="string" calcext:value-type="string">
            <text:p>IF 81</text:p>
            <text:p>instr: 00100013</text:p>
            <text:p>pc: 82</text:p>
          </table:table-cell>
          <table:table-cell office:value-type="string" calcext:value-type="string">
            <text:p>IF 82</text:p>
            <text:p>instr: 00100013</text:p>
            <text:p>pc: 83</text:p>
          </table:table-cell>
          <table:table-cell office:value-type="string" calcext:value-type="string">
            <text:p>IF 83</text:p>
            <text:p>instr: 00100013</text:p>
            <text:p>pc: 84</text:p>
          </table:table-cell>
          <table:table-cell office:value-type="string" calcext:value-type="string">
            <text:p>IF 84</text:p>
            <text:p>instr: 00100013</text:p>
            <text:p>pc: 85</text:p>
          </table:table-cell>
          <table:table-cell office:value-type="string" calcext:value-type="string">
            <text:p>IF 85</text:p>
            <text:p>instr: 00100013</text:p>
            <text:p>pc: 86</text:p>
          </table:table-cell>
          <table:table-cell office:value-type="string" calcext:value-type="string">
            <text:p>IF 86</text:p>
            <text:p>instr: 00100013</text:p>
            <text:p>pc: 87</text:p>
          </table:table-cell>
          <table:table-cell office:value-type="string" calcext:value-type="string">
            <text:p>IF 87</text:p>
            <text:p>instr: 00100013</text:p>
            <text:p>pc: 88</text:p>
          </table:table-cell>
          <table:table-cell office:value-type="string" calcext:value-type="string">
            <text:p>IF 88</text:p>
            <text:p>instr: 00100013</text:p>
            <text:p>pc: 89</text:p>
          </table:table-cell>
          <table:table-cell office:value-type="string" calcext:value-type="string">
            <text:p>IF 89</text:p>
            <text:p>instr: 00100013</text:p>
            <text:p>pc: 90</text:p>
          </table:table-cell>
          <table:table-cell office:value-type="string" calcext:value-type="string">
            <text:p>IF 90</text:p>
            <text:p>instr: 00100013</text:p>
            <text:p>pc: 91</text:p>
          </table:table-cell>
          <table:table-cell office:value-type="string" calcext:value-type="string">
            <text:p>IF 91</text:p>
            <text:p>instr: 00100013</text:p>
            <text:p>pc: 92</text:p>
          </table:table-cell>
          <table:table-cell office:value-type="string" calcext:value-type="string">
            <text:p>IF 92</text:p>
            <text:p>instr: 00100013</text:p>
            <text:p>pc: 93</text:p>
          </table:table-cell>
          <table:table-cell office:value-type="string" calcext:value-type="string">
            <text:p>IF 93</text:p>
            <text:p>instr: 00100013</text:p>
            <text:p>pc: 94</text:p>
          </table:table-cell>
          <table:table-cell office:value-type="string" calcext:value-type="string">
            <text:p>IF 94</text:p>
            <text:p>instr: 00100013</text:p>
            <text:p>pc: 95</text:p>
          </table:table-cell>
          <table:table-cell office:value-type="string" calcext:value-type="string">
            <text:p>IF 95</text:p>
            <text:p>instr: 00100013</text:p>
            <text:p>pc: 96</text:p>
          </table:table-cell>
          <table:table-cell office:value-type="string" calcext:value-type="string">
            <text:p>IF 96</text:p>
            <text:p>instr: 00100013</text:p>
            <text:p>pc: 97</text:p>
          </table:table-cell>
          <table:table-cell office:value-type="string" calcext:value-type="string">
            <text:p>IF 97</text:p>
            <text:p>instr: 00100013</text:p>
            <text:p>pc: 98</text:p>
          </table:table-cell>
          <table:table-cell office:value-type="string" calcext:value-type="string">
            <text:p>IF 98</text:p>
            <text:p>instr: 00100013</text:p>
            <text:p>pc: 99</text:p>
          </table:table-cell>
          <table:table-cell office:value-type="string" calcext:value-type="string">
            <text:p>IF 99</text:p>
            <text:p>instr: 00100013</text:p>
            <text:p>pc: 100</text:p>
          </table:table-cell>
        </table:table-row>
        <table:table-row table:style-name="ro3">
          <table:table-cell office:value-type="string" calcext:value-type="string">
            <text:p>Decode -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0</text:p>
          </table:table-cell>
          <table:table-cell office:value-type="string" calcext:value-type="string">
            <text:p>Decode 0</text:p>
            <text:p>IN--------------</text:p>
            <text:p>_instruction: 001005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1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</text:p>
          </table:table-cell>
          <table:table-cell office:value-type="string" calcext:value-type="string">
            <text:p>Decode 1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</text:p>
          </table:table-cell>
          <table:table-cell office:value-type="string" calcext:value-type="string">
            <text:p>Decode 2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</text:p>
          </table:table-cell>
          <table:table-cell office:value-type="string" calcext:value-type="string">
            <text:p>Decode 3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</text:p>
          </table:table-cell>
          <table:table-cell office:value-type="string" calcext:value-type="string">
            <text:p>Decode 4</text:p>
            <text:p>IN--------------</text:p>
            <text:p>_instruction: 40a005b3</text:p>
            <text:p>OUT-------------</text:p>
            <text:p>imm: 0</text:p>
            <text:p>rs1: 0</text:p>
            <text:p>rs2: 10</text:p>
            <text:p>shamt: 10</text:p>
            <text:p>func3: 0</text:p>
            <text:p>func7: 32</text:p>
            <text:p>opcode: 51</text:p>
            <text:p>MemWrite: 0</text:p>
            <text:p>MemRead: 0</text:p>
            <text:p>RegWrite: 1</text:p>
            <text:p>RegDest: 11</text:p>
            <text:p>AluSrc: 0</text:p>
            <text:p>AluOp: 2</text:p>
            <text:p>AluControl: 6</text:p>
            <text:p>Branch: 0</text:p>
            <text:p>MemToReg: 0</text:p>
            <text:p>RegDataSrc: 0</text:p>
            <text:p>PCSrc: 0</text:p>
            <text:p>PC_out: 5</text:p>
          </table:table-cell>
          <table:table-cell office:value-type="string" calcext:value-type="string">
            <text:p>Decode 5</text:p>
            <text:p>IN--------------</text:p>
            <text:p>_instruction: 00a50633</text:p>
            <text:p>OUT-------------</text:p>
            <text:p>imm: 0</text:p>
            <text:p>rs1: 10</text:p>
            <text:p>rs2: 10</text:p>
            <text:p>shamt: 10</text:p>
            <text:p>func3: 0</text:p>
            <text:p>func7: 0</text:p>
            <text:p>opcode: 51</text:p>
            <text:p>MemWrite: 0</text:p>
            <text:p>MemRead: 0</text:p>
            <text:p>RegWrite: 1</text:p>
            <text:p>RegDest: 12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</text:p>
          </table:table-cell>
          <table:table-cell office:value-type="string" calcext:value-type="string">
            <text:p>Decode 6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</text:p>
          </table:table-cell>
          <table:table-cell office:value-type="string" calcext:value-type="string">
            <text:p>Decode 7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</text:p>
          </table:table-cell>
          <table:table-cell office:value-type="string" calcext:value-type="string">
            <text:p>Decode 8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</text:p>
          </table:table-cell>
          <table:table-cell office:value-type="string" calcext:value-type="string">
            <text:p>Decode 9</text:p>
            <text:p>IN--------------</text:p>
            <text:p>_instruction: 00c60633</text:p>
            <text:p>OUT-------------</text:p>
            <text:p>imm: 0</text:p>
            <text:p>rs1: 12</text:p>
            <text:p>rs2: 12</text:p>
            <text:p>shamt: 12</text:p>
            <text:p>func3: 0</text:p>
            <text:p>func7: 0</text:p>
            <text:p>opcode: 51</text:p>
            <text:p>MemWrite: 0</text:p>
            <text:p>MemRead: 0</text:p>
            <text:p>RegWrite: 1</text:p>
            <text:p>RegDest: 12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0</text:p>
          </table:table-cell>
          <table:table-cell office:value-type="string" calcext:value-type="string">
            <text:p>Decode 10</text:p>
            <text:p>IN--------------</text:p>
            <text:p>_instruction: 7ff00693</text:p>
            <text:p>OUT-------------</text:p>
            <text:p>imm: 2047</text:p>
            <text:p>rs1: 0</text:p>
            <text:p>rs2: 31</text:p>
            <text:p>shamt: 31</text:p>
            <text:p>func3: 0</text:p>
            <text:p>func7: 63</text:p>
            <text:p>opcode: 19</text:p>
            <text:p>MemWrite: 0</text:p>
            <text:p>MemRead: 0</text:p>
            <text:p>RegWrite: 1</text:p>
            <text:p>RegDest: 13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1</text:p>
          </table:table-cell>
          <table:table-cell office:value-type="string" calcext:value-type="string">
            <text:p>Decode 11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2</text:p>
          </table:table-cell>
          <table:table-cell office:value-type="string" calcext:value-type="string">
            <text:p>Decode 12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3</text:p>
          </table:table-cell>
          <table:table-cell office:value-type="string" calcext:value-type="string">
            <text:p>Decode 13</text:p>
            <text:p>IN--------------</text:p>
            <text:p>_instruction: 00b60733</text:p>
            <text:p>OUT-------------</text:p>
            <text:p>imm: 0</text:p>
            <text:p>rs1: 12</text:p>
            <text:p>rs2: 11</text:p>
            <text:p>shamt: 11</text:p>
            <text:p>func3: 0</text:p>
            <text:p>func7: 0</text:p>
            <text:p>opcode: 51</text:p>
            <text:p>MemWrite: 0</text:p>
            <text:p>MemRead: 0</text:p>
            <text:p>RegWrite: 1</text:p>
            <text:p>RegDest: 14</text:p>
            <text:p>AluSrc: 0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4</text:p>
          </table:table-cell>
          <table:table-cell office:value-type="string" calcext:value-type="string">
            <text:p>Decode 14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5</text:p>
          </table:table-cell>
          <table:table-cell office:value-type="string" calcext:value-type="string">
            <text:p>Decode 15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6</text:p>
          </table:table-cell>
          <table:table-cell office:value-type="string" calcext:value-type="string">
            <text:p>Decode 16</text:p>
            <text:p>IN--------------</text:p>
            <text:p>_instruction: 00000013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7</text:p>
          </table:table-cell>
          <table:table-cell office:value-type="string" calcext:value-type="string">
            <text:p>Decode 17</text:p>
            <text:p>IN--------------</text:p>
            <text:p>_instruction: 40e607b3</text:p>
            <text:p>OUT-------------</text:p>
            <text:p>imm: 0</text:p>
            <text:p>rs1: 12</text:p>
            <text:p>rs2: 14</text:p>
            <text:p>shamt: 14</text:p>
            <text:p>func3: 0</text:p>
            <text:p>func7: 32</text:p>
            <text:p>opcode: 51</text:p>
            <text:p>MemWrite: 0</text:p>
            <text:p>MemRead: 0</text:p>
            <text:p>RegWrite: 1</text:p>
            <text:p>RegDest: 15</text:p>
            <text:p>AluSrc: 0</text:p>
            <text:p>AluOp: 2</text:p>
            <text:p>AluControl: 6</text:p>
            <text:p>Branch: 0</text:p>
            <text:p>MemToReg: 0</text:p>
            <text:p>RegDataSrc: 0</text:p>
            <text:p>PCSrc: 0</text:p>
            <text:p>PC_out: 18</text:p>
          </table:table-cell>
          <table:table-cell office:value-type="string" calcext:value-type="string">
            <text:p>Decode 18</text:p>
            <text:p>IN--------------</text:p>
            <text:p>_instruction: 00568813</text:p>
            <text:p>OUT-------------</text:p>
            <text:p>imm: 5</text:p>
            <text:p>rs1: 13</text:p>
            <text:p>rs2: 5</text:p>
            <text:p>shamt: 5</text:p>
            <text:p>func3: 0</text:p>
            <text:p>func7: 0</text:p>
            <text:p>opcode: 19</text:p>
            <text:p>MemWrite: 0</text:p>
            <text:p>MemRead: 0</text:p>
            <text:p>RegWrite: 1</text:p>
            <text:p>RegDest: 16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19</text:p>
          </table:table-cell>
          <table:table-cell office:value-type="string" calcext:value-type="string">
            <text:p>Decode 19</text:p>
            <text:p>IN--------------</text:p>
            <text:p>_instruction: 000628b7</text:p>
            <text:p>OUT-------------</text:p>
            <text:p>imm: 401408</text:p>
            <text:p>rs1: 12</text:p>
            <text:p>rs2: 0</text:p>
            <text:p>shamt: 0</text:p>
            <text:p>func3: 2</text:p>
            <text:p>func7: 0</text:p>
            <text:p>opcode: 55</text:p>
            <text:p>MemWrite: 0</text:p>
            <text:p>MemRead: 0</text:p>
            <text:p>RegWrite: 1</text:p>
            <text:p>RegDest: 17</text:p>
            <text:p>AluSrc: 1</text:p>
            <text:p>AluOp: 4</text:p>
            <text:p>AluControl: 2</text:p>
            <text:p>Branch: 0</text:p>
            <text:p>MemToReg: 0</text:p>
            <text:p>RegDataSrc: 0</text:p>
            <text:p>PCSrc: 0</text:p>
            <text:p>PC_out: 20</text:p>
          </table:table-cell>
          <table:table-cell office:value-type="string" calcext:value-type="string">
            <text:p>Decode 20</text:p>
            <text:p>IN--------------</text:p>
            <text:p>_instruction: 00000917</text:p>
            <text:p>OUT-------------</text:p>
            <text:p>imm: 0</text:p>
            <text:p>rs1: 0</text:p>
            <text:p>rs2: 0</text:p>
            <text:p>shamt: 0</text:p>
            <text:p>func3: 0</text:p>
            <text:p>func7: 0</text:p>
            <text:p>opcode: 23</text:p>
            <text:p>MemWrite: 0</text:p>
            <text:p>MemRead: 0</text:p>
            <text:p>RegWrite: 1</text:p>
            <text:p>RegDest: 18</text:p>
            <text:p>AluSrc: 1</text:p>
            <text:p>AluOp: 5</text:p>
            <text:p>AluControl: 2</text:p>
            <text:p>Branch: 0</text:p>
            <text:p>MemToReg: 0</text:p>
            <text:p>RegDataSrc: 0</text:p>
            <text:p>PCSrc: 0</text:p>
            <text:p>PC_out: 21</text:p>
          </table:table-cell>
          <table:table-cell office:value-type="string" calcext:value-type="string">
            <text:p>Decode 2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2</text:p>
          </table:table-cell>
          <table:table-cell office:value-type="string" calcext:value-type="string">
            <text:p>Decode 2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3</text:p>
          </table:table-cell>
          <table:table-cell office:value-type="string" calcext:value-type="string">
            <text:p>Decode 2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4</text:p>
          </table:table-cell>
          <table:table-cell office:value-type="string" calcext:value-type="string">
            <text:p>Decode 2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5</text:p>
          </table:table-cell>
          <table:table-cell office:value-type="string" calcext:value-type="string">
            <text:p>Decode 2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6</text:p>
          </table:table-cell>
          <table:table-cell office:value-type="string" calcext:value-type="string">
            <text:p>Decode 2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7</text:p>
          </table:table-cell>
          <table:table-cell office:value-type="string" calcext:value-type="string">
            <text:p>Decode 2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8</text:p>
          </table:table-cell>
          <table:table-cell office:value-type="string" calcext:value-type="string">
            <text:p>Decode 2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29</text:p>
          </table:table-cell>
          <table:table-cell office:value-type="string" calcext:value-type="string">
            <text:p>Decode 2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0</text:p>
          </table:table-cell>
          <table:table-cell office:value-type="string" calcext:value-type="string">
            <text:p>Decode 3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1</text:p>
          </table:table-cell>
          <table:table-cell office:value-type="string" calcext:value-type="string">
            <text:p>Decode 3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2</text:p>
          </table:table-cell>
          <table:table-cell office:value-type="string" calcext:value-type="string">
            <text:p>Decode 3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3</text:p>
          </table:table-cell>
          <table:table-cell office:value-type="string" calcext:value-type="string">
            <text:p>Decode 3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4</text:p>
          </table:table-cell>
          <table:table-cell office:value-type="string" calcext:value-type="string">
            <text:p>Decode 3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5</text:p>
          </table:table-cell>
          <table:table-cell office:value-type="string" calcext:value-type="string">
            <text:p>Decode 3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6</text:p>
          </table:table-cell>
          <table:table-cell office:value-type="string" calcext:value-type="string">
            <text:p>Decode 3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7</text:p>
          </table:table-cell>
          <table:table-cell office:value-type="string" calcext:value-type="string">
            <text:p>Decode 3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8</text:p>
          </table:table-cell>
          <table:table-cell office:value-type="string" calcext:value-type="string">
            <text:p>Decode 3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39</text:p>
          </table:table-cell>
          <table:table-cell office:value-type="string" calcext:value-type="string">
            <text:p>Decode 3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0</text:p>
          </table:table-cell>
          <table:table-cell office:value-type="string" calcext:value-type="string">
            <text:p>Decode 4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1</text:p>
          </table:table-cell>
          <table:table-cell office:value-type="string" calcext:value-type="string">
            <text:p>Decode 4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2</text:p>
          </table:table-cell>
          <table:table-cell office:value-type="string" calcext:value-type="string">
            <text:p>Decode 4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3</text:p>
          </table:table-cell>
          <table:table-cell office:value-type="string" calcext:value-type="string">
            <text:p>Decode 4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4</text:p>
          </table:table-cell>
          <table:table-cell office:value-type="string" calcext:value-type="string">
            <text:p>Decode 4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5</text:p>
          </table:table-cell>
          <table:table-cell office:value-type="string" calcext:value-type="string">
            <text:p>Decode 4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6</text:p>
          </table:table-cell>
          <table:table-cell office:value-type="string" calcext:value-type="string">
            <text:p>Decode 4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7</text:p>
          </table:table-cell>
          <table:table-cell office:value-type="string" calcext:value-type="string">
            <text:p>Decode 4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8</text:p>
          </table:table-cell>
          <table:table-cell office:value-type="string" calcext:value-type="string">
            <text:p>Decode 4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49</text:p>
          </table:table-cell>
          <table:table-cell office:value-type="string" calcext:value-type="string">
            <text:p>Decode 4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0</text:p>
          </table:table-cell>
          <table:table-cell office:value-type="string" calcext:value-type="string">
            <text:p>Decode 5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1</text:p>
          </table:table-cell>
          <table:table-cell office:value-type="string" calcext:value-type="string">
            <text:p>Decode 5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2</text:p>
          </table:table-cell>
          <table:table-cell office:value-type="string" calcext:value-type="string">
            <text:p>Decode 5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3</text:p>
          </table:table-cell>
          <table:table-cell office:value-type="string" calcext:value-type="string">
            <text:p>Decode 5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4</text:p>
          </table:table-cell>
          <table:table-cell office:value-type="string" calcext:value-type="string">
            <text:p>Decode 5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5</text:p>
          </table:table-cell>
          <table:table-cell office:value-type="string" calcext:value-type="string">
            <text:p>Decode 5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6</text:p>
          </table:table-cell>
          <table:table-cell office:value-type="string" calcext:value-type="string">
            <text:p>Decode 5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7</text:p>
          </table:table-cell>
          <table:table-cell office:value-type="string" calcext:value-type="string">
            <text:p>Decode 5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8</text:p>
          </table:table-cell>
          <table:table-cell office:value-type="string" calcext:value-type="string">
            <text:p>Decode 5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59</text:p>
          </table:table-cell>
          <table:table-cell office:value-type="string" calcext:value-type="string">
            <text:p>Decode 5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0</text:p>
          </table:table-cell>
          <table:table-cell office:value-type="string" calcext:value-type="string">
            <text:p>Decode 6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1</text:p>
          </table:table-cell>
          <table:table-cell office:value-type="string" calcext:value-type="string">
            <text:p>Decode 6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2</text:p>
          </table:table-cell>
          <table:table-cell office:value-type="string" calcext:value-type="string">
            <text:p>Decode 6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3</text:p>
          </table:table-cell>
          <table:table-cell office:value-type="string" calcext:value-type="string">
            <text:p>Decode 6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4</text:p>
          </table:table-cell>
          <table:table-cell office:value-type="string" calcext:value-type="string">
            <text:p>Decode 6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5</text:p>
          </table:table-cell>
          <table:table-cell office:value-type="string" calcext:value-type="string">
            <text:p>Decode 6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6</text:p>
          </table:table-cell>
          <table:table-cell office:value-type="string" calcext:value-type="string">
            <text:p>Decode 6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7</text:p>
          </table:table-cell>
          <table:table-cell office:value-type="string" calcext:value-type="string">
            <text:p>Decode 6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8</text:p>
          </table:table-cell>
          <table:table-cell office:value-type="string" calcext:value-type="string">
            <text:p>Decode 6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69</text:p>
          </table:table-cell>
          <table:table-cell office:value-type="string" calcext:value-type="string">
            <text:p>Decode 6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0</text:p>
          </table:table-cell>
          <table:table-cell office:value-type="string" calcext:value-type="string">
            <text:p>Decode 7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1</text:p>
          </table:table-cell>
          <table:table-cell office:value-type="string" calcext:value-type="string">
            <text:p>Decode 7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2</text:p>
          </table:table-cell>
          <table:table-cell office:value-type="string" calcext:value-type="string">
            <text:p>Decode 7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3</text:p>
          </table:table-cell>
          <table:table-cell office:value-type="string" calcext:value-type="string">
            <text:p>Decode 7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4</text:p>
          </table:table-cell>
          <table:table-cell office:value-type="string" calcext:value-type="string">
            <text:p>Decode 7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5</text:p>
          </table:table-cell>
          <table:table-cell office:value-type="string" calcext:value-type="string">
            <text:p>Decode 7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6</text:p>
          </table:table-cell>
          <table:table-cell office:value-type="string" calcext:value-type="string">
            <text:p>Decode 7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7</text:p>
          </table:table-cell>
          <table:table-cell office:value-type="string" calcext:value-type="string">
            <text:p>Decode 7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8</text:p>
          </table:table-cell>
          <table:table-cell office:value-type="string" calcext:value-type="string">
            <text:p>Decode 7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79</text:p>
          </table:table-cell>
          <table:table-cell office:value-type="string" calcext:value-type="string">
            <text:p>Decode 7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0</text:p>
          </table:table-cell>
          <table:table-cell office:value-type="string" calcext:value-type="string">
            <text:p>Decode 8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1</text:p>
          </table:table-cell>
          <table:table-cell office:value-type="string" calcext:value-type="string">
            <text:p>Decode 8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2</text:p>
          </table:table-cell>
          <table:table-cell office:value-type="string" calcext:value-type="string">
            <text:p>Decode 8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3</text:p>
          </table:table-cell>
          <table:table-cell office:value-type="string" calcext:value-type="string">
            <text:p>Decode 8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4</text:p>
          </table:table-cell>
          <table:table-cell office:value-type="string" calcext:value-type="string">
            <text:p>Decode 8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5</text:p>
          </table:table-cell>
          <table:table-cell office:value-type="string" calcext:value-type="string">
            <text:p>Decode 8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6</text:p>
          </table:table-cell>
          <table:table-cell office:value-type="string" calcext:value-type="string">
            <text:p>Decode 8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7</text:p>
          </table:table-cell>
          <table:table-cell office:value-type="string" calcext:value-type="string">
            <text:p>Decode 8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8</text:p>
          </table:table-cell>
          <table:table-cell office:value-type="string" calcext:value-type="string">
            <text:p>Decode 8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89</text:p>
          </table:table-cell>
          <table:table-cell office:value-type="string" calcext:value-type="string">
            <text:p>Decode 89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0</text:p>
          </table:table-cell>
          <table:table-cell office:value-type="string" calcext:value-type="string">
            <text:p>Decode 90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1</text:p>
          </table:table-cell>
          <table:table-cell office:value-type="string" calcext:value-type="string">
            <text:p>Decode 91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2</text:p>
          </table:table-cell>
          <table:table-cell office:value-type="string" calcext:value-type="string">
            <text:p>Decode 92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3</text:p>
          </table:table-cell>
          <table:table-cell office:value-type="string" calcext:value-type="string">
            <text:p>Decode 93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4</text:p>
          </table:table-cell>
          <table:table-cell office:value-type="string" calcext:value-type="string">
            <text:p>Decode 94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5</text:p>
          </table:table-cell>
          <table:table-cell office:value-type="string" calcext:value-type="string">
            <text:p>Decode 95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6</text:p>
          </table:table-cell>
          <table:table-cell office:value-type="string" calcext:value-type="string">
            <text:p>Decode 96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7</text:p>
          </table:table-cell>
          <table:table-cell office:value-type="string" calcext:value-type="string">
            <text:p>Decode 97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8</text:p>
          </table:table-cell>
          <table:table-cell office:value-type="string" calcext:value-type="string">
            <text:p>Decode 98</text:p>
            <text:p>IN--------------</text:p>
            <text:p>_instruction: 00100013</text:p>
            <text:p>OUT-------------</text:p>
            <text:p>imm: 1</text:p>
            <text:p>rs1: 0</text:p>
            <text:p>rs2: 1</text:p>
            <text:p>shamt: 1</text:p>
            <text:p>func3: 0</text:p>
            <text:p>func7: 0</text:p>
            <text:p>opcode: 19</text:p>
            <text:p>MemWrite: 0</text:p>
            <text:p>MemRead: 0</text:p>
            <text:p>RegWrite: 1</text:p>
            <text:p>RegDest: 0</text:p>
            <text:p>AluSrc: 1</text:p>
            <text:p>AluOp: 2</text:p>
            <text:p>AluControl: 2</text:p>
            <text:p>Branch: 0</text:p>
            <text:p>MemToReg: 0</text:p>
            <text:p>RegDataSrc: 0</text:p>
            <text:p>PCSrc: 0</text:p>
            <text:p>PC_out: 99</text:p>
          </table:table-cell>
        </table:table-row>
        <table:table-row table:style-name="ro1">
          <table:table-cell office:value-type="string" calcext:value-type="string">
            <text:p>EXECUTE -2</text:p>
          </table:table-cell>
          <table:table-cell office:value-type="string" calcext:value-type="string">
            <text:p>EXECUTE -1</text:p>
          </table:table-cell>
          <table:table-cell office:value-type="string" calcext:value-type="string">
            <text:p>EXECUTE 0</text:p>
          </table:table-cell>
          <table:table-cell office:value-type="string" calcext:value-type="string">
            <text:p>EXECUTE 1</text:p>
          </table:table-cell>
          <table:table-cell office:value-type="string" calcext:value-type="string">
            <text:p>EXECUTE 2</text:p>
          </table:table-cell>
          <table:table-cell office:value-type="string" calcext:value-type="string">
            <text:p>EXECUTE 3</text:p>
          </table:table-cell>
          <table:table-cell office:value-type="string" calcext:value-type="string">
            <text:p>EXECUTE 4</text:p>
          </table:table-cell>
          <table:table-cell office:value-type="string" calcext:value-type="string">
            <text:p>EXECUTE 5</text:p>
          </table:table-cell>
          <table:table-cell office:value-type="string" calcext:value-type="string">
            <text:p>EXECUTE 6</text:p>
          </table:table-cell>
          <table:table-cell office:value-type="string" calcext:value-type="string">
            <text:p>EXECUTE 7</text:p>
          </table:table-cell>
          <table:table-cell office:value-type="string" calcext:value-type="string">
            <text:p>EXECUTE 8</text:p>
          </table:table-cell>
          <table:table-cell office:value-type="string" calcext:value-type="string">
            <text:p>EXECUTE 9</text:p>
          </table:table-cell>
          <table:table-cell office:value-type="string" calcext:value-type="string">
            <text:p>EXECUTE 10</text:p>
          </table:table-cell>
          <table:table-cell office:value-type="string" calcext:value-type="string">
            <text:p>EXECUTE 11</text:p>
          </table:table-cell>
          <table:table-cell office:value-type="string" calcext:value-type="string">
            <text:p>EXECUTE 12</text:p>
          </table:table-cell>
          <table:table-cell office:value-type="string" calcext:value-type="string">
            <text:p>EXECUTE 13</text:p>
          </table:table-cell>
          <table:table-cell office:value-type="string" calcext:value-type="string">
            <text:p>EXECUTE 14</text:p>
          </table:table-cell>
          <table:table-cell office:value-type="string" calcext:value-type="string">
            <text:p>EXECUTE 15</text:p>
          </table:table-cell>
          <table:table-cell office:value-type="string" calcext:value-type="string">
            <text:p>EXECUTE 16</text:p>
          </table:table-cell>
          <table:table-cell office:value-type="string" calcext:value-type="string">
            <text:p>EXECUTE 17</text:p>
          </table:table-cell>
          <table:table-cell office:value-type="string" calcext:value-type="string">
            <text:p>EXECUTE 18</text:p>
          </table:table-cell>
          <table:table-cell office:value-type="string" calcext:value-type="string">
            <text:p>EXECUTE 19</text:p>
          </table:table-cell>
          <table:table-cell office:value-type="string" calcext:value-type="string">
            <text:p>EXECUTE 20</text:p>
          </table:table-cell>
          <table:table-cell office:value-type="string" calcext:value-type="string">
            <text:p>EXECUTE 21</text:p>
          </table:table-cell>
          <table:table-cell office:value-type="string" calcext:value-type="string">
            <text:p>EXECUTE 22</text:p>
          </table:table-cell>
          <table:table-cell office:value-type="string" calcext:value-type="string">
            <text:p>EXECUTE 23</text:p>
          </table:table-cell>
          <table:table-cell office:value-type="string" calcext:value-type="string">
            <text:p>EXECUTE 24</text:p>
          </table:table-cell>
          <table:table-cell office:value-type="string" calcext:value-type="string">
            <text:p>EXECUTE 25</text:p>
          </table:table-cell>
          <table:table-cell office:value-type="string" calcext:value-type="string">
            <text:p>EXECUTE 26</text:p>
          </table:table-cell>
          <table:table-cell office:value-type="string" calcext:value-type="string">
            <text:p>EXECUTE 27</text:p>
          </table:table-cell>
          <table:table-cell office:value-type="string" calcext:value-type="string">
            <text:p>EXECUTE 28</text:p>
          </table:table-cell>
          <table:table-cell office:value-type="string" calcext:value-type="string">
            <text:p>EXECUTE 29</text:p>
          </table:table-cell>
          <table:table-cell office:value-type="string" calcext:value-type="string">
            <text:p>EXECUTE 30</text:p>
          </table:table-cell>
          <table:table-cell office:value-type="string" calcext:value-type="string">
            <text:p>EXECUTE 31</text:p>
          </table:table-cell>
          <table:table-cell office:value-type="string" calcext:value-type="string">
            <text:p>EXECUTE 32</text:p>
          </table:table-cell>
          <table:table-cell office:value-type="string" calcext:value-type="string">
            <text:p>EXECUTE 33</text:p>
          </table:table-cell>
          <table:table-cell office:value-type="string" calcext:value-type="string">
            <text:p>EXECUTE 34</text:p>
          </table:table-cell>
          <table:table-cell office:value-type="string" calcext:value-type="string">
            <text:p>EXECUTE 35</text:p>
          </table:table-cell>
          <table:table-cell office:value-type="string" calcext:value-type="string">
            <text:p>EXECUTE 36</text:p>
          </table:table-cell>
          <table:table-cell office:value-type="string" calcext:value-type="string">
            <text:p>EXECUTE 37</text:p>
          </table:table-cell>
          <table:table-cell office:value-type="string" calcext:value-type="string">
            <text:p>EXECUTE 38</text:p>
          </table:table-cell>
          <table:table-cell office:value-type="string" calcext:value-type="string">
            <text:p>EXECUTE 39</text:p>
          </table:table-cell>
          <table:table-cell office:value-type="string" calcext:value-type="string">
            <text:p>EXECUTE 40</text:p>
          </table:table-cell>
          <table:table-cell office:value-type="string" calcext:value-type="string">
            <text:p>EXECUTE 41</text:p>
          </table:table-cell>
          <table:table-cell office:value-type="string" calcext:value-type="string">
            <text:p>EXECUTE 42</text:p>
          </table:table-cell>
          <table:table-cell office:value-type="string" calcext:value-type="string">
            <text:p>EXECUTE 43</text:p>
          </table:table-cell>
          <table:table-cell office:value-type="string" calcext:value-type="string">
            <text:p>EXECUTE 44</text:p>
          </table:table-cell>
          <table:table-cell office:value-type="string" calcext:value-type="string">
            <text:p>EXECUTE 45</text:p>
          </table:table-cell>
          <table:table-cell office:value-type="string" calcext:value-type="string">
            <text:p>EXECUTE 46</text:p>
          </table:table-cell>
          <table:table-cell office:value-type="string" calcext:value-type="string">
            <text:p>EXECUTE 47</text:p>
          </table:table-cell>
          <table:table-cell office:value-type="string" calcext:value-type="string">
            <text:p>EXECUTE 48</text:p>
          </table:table-cell>
          <table:table-cell office:value-type="string" calcext:value-type="string">
            <text:p>EXECUTE 49</text:p>
          </table:table-cell>
          <table:table-cell office:value-type="string" calcext:value-type="string">
            <text:p>EXECUTE 50</text:p>
          </table:table-cell>
          <table:table-cell office:value-type="string" calcext:value-type="string">
            <text:p>EXECUTE 51</text:p>
          </table:table-cell>
          <table:table-cell office:value-type="string" calcext:value-type="string">
            <text:p>EXECUTE 52</text:p>
          </table:table-cell>
          <table:table-cell office:value-type="string" calcext:value-type="string">
            <text:p>EXECUTE 53</text:p>
          </table:table-cell>
          <table:table-cell office:value-type="string" calcext:value-type="string">
            <text:p>EXECUTE 54</text:p>
          </table:table-cell>
          <table:table-cell office:value-type="string" calcext:value-type="string">
            <text:p>EXECUTE 55</text:p>
          </table:table-cell>
          <table:table-cell office:value-type="string" calcext:value-type="string">
            <text:p>EXECUTE 56</text:p>
          </table:table-cell>
          <table:table-cell office:value-type="string" calcext:value-type="string">
            <text:p>EXECUTE 57</text:p>
          </table:table-cell>
          <table:table-cell office:value-type="string" calcext:value-type="string">
            <text:p>EXECUTE 58</text:p>
          </table:table-cell>
          <table:table-cell office:value-type="string" calcext:value-type="string">
            <text:p>EXECUTE 59</text:p>
          </table:table-cell>
          <table:table-cell office:value-type="string" calcext:value-type="string">
            <text:p>EXECUTE 60</text:p>
          </table:table-cell>
          <table:table-cell office:value-type="string" calcext:value-type="string">
            <text:p>EXECUTE 61</text:p>
          </table:table-cell>
          <table:table-cell office:value-type="string" calcext:value-type="string">
            <text:p>EXECUTE 62</text:p>
          </table:table-cell>
          <table:table-cell office:value-type="string" calcext:value-type="string">
            <text:p>EXECUTE 63</text:p>
          </table:table-cell>
          <table:table-cell office:value-type="string" calcext:value-type="string">
            <text:p>EXECUTE 64</text:p>
          </table:table-cell>
          <table:table-cell office:value-type="string" calcext:value-type="string">
            <text:p>EXECUTE 65</text:p>
          </table:table-cell>
          <table:table-cell office:value-type="string" calcext:value-type="string">
            <text:p>EXECUTE 66</text:p>
          </table:table-cell>
          <table:table-cell office:value-type="string" calcext:value-type="string">
            <text:p>EXECUTE 67</text:p>
          </table:table-cell>
          <table:table-cell office:value-type="string" calcext:value-type="string">
            <text:p>EXECUTE 68</text:p>
          </table:table-cell>
          <table:table-cell office:value-type="string" calcext:value-type="string">
            <text:p>EXECUTE 69</text:p>
          </table:table-cell>
          <table:table-cell office:value-type="string" calcext:value-type="string">
            <text:p>EXECUTE 70</text:p>
          </table:table-cell>
          <table:table-cell office:value-type="string" calcext:value-type="string">
            <text:p>EXECUTE 71</text:p>
          </table:table-cell>
          <table:table-cell office:value-type="string" calcext:value-type="string">
            <text:p>EXECUTE 72</text:p>
          </table:table-cell>
          <table:table-cell office:value-type="string" calcext:value-type="string">
            <text:p>EXECUTE 73</text:p>
          </table:table-cell>
          <table:table-cell office:value-type="string" calcext:value-type="string">
            <text:p>EXECUTE 74</text:p>
          </table:table-cell>
          <table:table-cell office:value-type="string" calcext:value-type="string">
            <text:p>EXECUTE 75</text:p>
          </table:table-cell>
          <table:table-cell office:value-type="string" calcext:value-type="string">
            <text:p>EXECUTE 76</text:p>
          </table:table-cell>
          <table:table-cell office:value-type="string" calcext:value-type="string">
            <text:p>EXECUTE 77</text:p>
          </table:table-cell>
          <table:table-cell office:value-type="string" calcext:value-type="string">
            <text:p>EXECUTE 78</text:p>
          </table:table-cell>
          <table:table-cell office:value-type="string" calcext:value-type="string">
            <text:p>EXECUTE 79</text:p>
          </table:table-cell>
          <table:table-cell office:value-type="string" calcext:value-type="string">
            <text:p>EXECUTE 80</text:p>
          </table:table-cell>
          <table:table-cell office:value-type="string" calcext:value-type="string">
            <text:p>EXECUTE 81</text:p>
          </table:table-cell>
          <table:table-cell office:value-type="string" calcext:value-type="string">
            <text:p>EXECUTE 82</text:p>
          </table:table-cell>
          <table:table-cell office:value-type="string" calcext:value-type="string">
            <text:p>EXECUTE 83</text:p>
          </table:table-cell>
          <table:table-cell office:value-type="string" calcext:value-type="string">
            <text:p>EXECUTE 84</text:p>
          </table:table-cell>
          <table:table-cell office:value-type="string" calcext:value-type="string">
            <text:p>EXECUTE 85</text:p>
          </table:table-cell>
          <table:table-cell office:value-type="string" calcext:value-type="string">
            <text:p>EXECUTE 86</text:p>
          </table:table-cell>
          <table:table-cell office:value-type="string" calcext:value-type="string">
            <text:p>EXECUTE 87</text:p>
          </table:table-cell>
          <table:table-cell office:value-type="string" calcext:value-type="string">
            <text:p>EXECUTE 88</text:p>
          </table:table-cell>
          <table:table-cell office:value-type="string" calcext:value-type="string">
            <text:p>EXECUTE 89</text:p>
          </table:table-cell>
          <table:table-cell office:value-type="string" calcext:value-type="string">
            <text:p>EXECUTE 90</text:p>
          </table:table-cell>
          <table:table-cell office:value-type="string" calcext:value-type="string">
            <text:p>EXECUTE 91</text:p>
          </table:table-cell>
          <table:table-cell office:value-type="string" calcext:value-type="string">
            <text:p>EXECUTE 92</text:p>
          </table:table-cell>
          <table:table-cell office:value-type="string" calcext:value-type="string">
            <text:p>EXECUTE 93</text:p>
          </table:table-cell>
          <table:table-cell office:value-type="string" calcext:value-type="string">
            <text:p>EXECUTE 94</text:p>
          </table:table-cell>
          <table:table-cell office:value-type="string" calcext:value-type="string">
            <text:p>EXECUTE 95</text:p>
          </table:table-cell>
          <table:table-cell office:value-type="string" calcext:value-type="string">
            <text:p>EXECUTE 96</text:p>
          </table:table-cell>
          <table:table-cell office:value-type="string" calcext:value-type="string">
            <text:p>EXECUTE 97</text:p>
          </table:table-cell>
        </table:table-row>
        <table:table-row table:style-name="ro4">
          <table:table-cell office:value-type="string" calcext:value-type="string">
            <text:p>EXECUTE.IN----------------</text:p>
            <text:p>rs1_value: 0</text:p>
            <text:p>rs2_value: x</text:p>
            <text:p>imm: 1</text:p>
            <text:p>PC: 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x</text:p>
            <text:p>imm: 1</text:p>
            <text:p>PC: 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1</text:p>
            <text:p>imm: 0</text:p>
            <text:p>PC: 5</text:p>
            <text:p>AluSrc: 0</text:p>
            <text:p>AluOp: 2</text:p>
            <text:p>AluControl: 6</text:p>
            <text:p>in_MemWrite: 0</text:p>
            <text:p>Branch: 0</text:p>
            <text:p>in_MemRead: 0</text:p>
            <text:p>in_RegWrite: 1</text:p>
            <text:p>in_RegDest: 11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1</text:p>
            <text:p>rs2_value: 1</text:p>
            <text:p>imm: 0</text:p>
            <text:p>PC: 6</text:p>
            <text:p>AluSrc: 0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2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0</text:p>
            <text:p>AluSrc: 0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2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2047</text:p>
            <text:p>PC: 1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3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4</text:p>
            <text:p>AluSrc: 0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4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18</text:p>
            <text:p>AluSrc: 0</text:p>
            <text:p>AluOp: 2</text:p>
            <text:p>AluControl: 6</text:p>
            <text:p>in_MemWrite: 0</text:p>
            <text:p>Branch: 0</text:p>
            <text:p>in_MemRead: 0</text:p>
            <text:p>in_RegWrite: 1</text:p>
            <text:p>in_RegDest: 15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2047</text:p>
            <text:p>rs2_value: 0</text:p>
            <text:p>imm: 5</text:p>
            <text:p>PC: 1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16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401408</text:p>
            <text:p>PC: 20</text:p>
            <text:p>AluSrc: 1</text:p>
            <text:p>AluOp: 4</text:p>
            <text:p>AluControl: 2</text:p>
            <text:p>in_MemWrite: 0</text:p>
            <text:p>Branch: 0</text:p>
            <text:p>in_MemRead: 0</text:p>
            <text:p>in_RegWrite: 1</text:p>
            <text:p>in_RegDest: 17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0</text:p>
            <text:p>PC: 21</text:p>
            <text:p>AluSrc: 1</text:p>
            <text:p>AluOp: 5</text:p>
            <text:p>AluControl: 2</text:p>
            <text:p>in_MemWrite: 0</text:p>
            <text:p>Branch: 0</text:p>
            <text:p>in_MemRead: 0</text:p>
            <text:p>in_RegWrite: 1</text:p>
            <text:p>in_RegDest: 18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2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3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4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5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6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7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8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0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1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2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3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4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5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6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7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8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  <table:table-cell office:value-type="string" calcext:value-type="string">
            <text:p>EXECUTE.IN----------------</text:p>
            <text:p>rs1_value: 0</text:p>
            <text:p>rs2_value: 0</text:p>
            <text:p>imm: 1</text:p>
            <text:p>PC: 99</text:p>
            <text:p>AluSrc: 1</text:p>
            <text:p>AluOp: 2</text:p>
            <text:p>AluControl: 2</text:p>
            <text:p>in_MemWrite: 0</text:p>
            <text:p>Branch: 0</text:p>
            <text:p>in_MemRead: 0</text:p>
            <text:p>in_RegWrite: 1</text:p>
            <text:p>in_RegDest: 0</text:p>
            <text:p>in_MemToReg: 0</text:p>
            <text:p>in_RegDataSrc: 0</text:p>
            <text:p>in_PCSrc: 0</text:p>
          </table:table-cell>
        </table:table-row>
        <table:table-row table:style-name="ro5">
          <table:table-cell office:value-type="string" calcext:value-type="string">
            <text:p>EXECUTE.INTERNAL----------</text:p>
            <text:p>_rs1_value: x</text:p>
            <text:p>_imm: x</text:p>
            <text:p>_PC: x</text:p>
            <text:p>_AluOp: x</text:p>
            <text:p>_AluSrc: x</text:p>
            <text:p>_AluControl: x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x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x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1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5</text:p>
            <text:p>_AluOp: 2</text:p>
            <text:p>_AluSrc: 0</text:p>
            <text:p>_AluControl: 6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1</text:p>
          </table:table-cell>
          <table:table-cell office:value-type="string" calcext:value-type="string">
            <text:p>EXECUTE.INTERNAL----------</text:p>
            <text:p>_rs1_value: 1</text:p>
            <text:p>_imm: 0</text:p>
            <text:p>_PC: 6</text:p>
            <text:p>_AluOp: 2</text:p>
            <text:p>_AluSrc: 0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0</text:p>
            <text:p>_AluOp: 2</text:p>
            <text:p>_AluSrc: 0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2047</text:p>
            <text:p>_PC: 1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4</text:p>
            <text:p>_AluOp: 2</text:p>
            <text:p>_AluSrc: 0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18</text:p>
            <text:p>_AluOp: 2</text:p>
            <text:p>_AluSrc: 0</text:p>
            <text:p>_AluControl: 6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2047</text:p>
            <text:p>_imm: 5</text:p>
            <text:p>_PC: 1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401408</text:p>
            <text:p>_PC: 20</text:p>
            <text:p>_AluOp: 4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0</text:p>
            <text:p>_PC: 21</text:p>
            <text:p>_AluOp: 5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2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3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4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5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6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7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89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0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1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2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3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4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5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6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7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  <table:table-cell office:value-type="string" calcext:value-type="string">
            <text:p>EXECUTE.INTERNAL----------</text:p>
            <text:p>_rs1_value: 0</text:p>
            <text:p>_imm: 1</text:p>
            <text:p>_PC: 98</text:p>
            <text:p>_AluOp: 2</text:p>
            <text:p>_AluSrc: 1</text:p>
            <text:p>_AluControl: 2</text:p>
            <text:p>_RegDest: x</text:p>
            <text:p>_MemWrite: x</text:p>
            <text:p>_MemRead: x</text:p>
            <text:p>_RegWrite: x</text:p>
            <text:p>_MemToReg: x</text:p>
            <text:p>_RegDataSrc: x</text:p>
            <text:p>_PCSrc: x</text:p>
            <text:p>_rs2_value: 0</text:p>
          </table:table-cell>
        </table:table-row>
        <table:table-row table:style-name="ro6">
          <table:table-cell office:value-type="string" calcext:value-type="string">
            <text:p>EXECUTE.ALU---------------</text:p>
            <text:p>alu.AluControl xxxx</text:p>
            <text:p>alu.a 0</text:p>
            <text:p>alu.b x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110</text:p>
            <text:p>alu.a 1</text:p>
            <text:p>alu.b 1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2047</text:p>
            <text:p>alu.result 2047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0</text:p>
            <text:p>alu.result 0</text:p>
          </table:table-cell>
          <table:table-cell office:value-type="string" calcext:value-type="string">
            <text:p>EXECUTE.ALU---------------</text:p>
            <text:p>alu.AluControl 0110</text:p>
            <text:p>alu.a 2047</text:p>
            <text:p>alu.b 0</text:p>
            <text:p>alu.result 2047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5</text:p>
            <text:p>alu.result 5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401408</text:p>
            <text:p>alu.result 401408</text:p>
          </table:table-cell>
          <table:table-cell office:value-type="string" calcext:value-type="string">
            <text:p>EXECUTE.ALU---------------</text:p>
            <text:p>alu.AluControl 0010</text:p>
            <text:p>alu.a 22</text:p>
            <text:p>alu.b 0</text:p>
            <text:p>alu.result 22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  <table:table-cell office:value-type="string" calcext:value-type="string">
            <text:p>EXECUTE.ALU---------------</text:p>
            <text:p>alu.AluControl 0010</text:p>
            <text:p>alu.a 0</text:p>
            <text:p>alu.b 1</text:p>
            <text:p>alu.result 1</text:p>
          </table:table-cell>
        </table:table-row>
        <table:table-row table:style-name="ro7">
          <table:table-cell office:value-type="string" calcext:value-type="string">
            <text:p>EXECUTE.OUT---------------</text:p>
            <text:p>out_MemWrite: x</text:p>
            <text:p>out_MemRead: x</text:p>
            <text:p>out_RegWrite: x</text:p>
            <text:p>out_RegDest: x</text:p>
            <text:p>out_MemToReg: x</text:p>
            <text:p>out_RegDataSrc: x</text:p>
            <text:p>out_PCSrc: 0</text:p>
            <text:p>_rs2_value: x</text:p>
            <text:p>result: 0</text:p>
            <text:p>a: 0</text:p>
            <text:p>b: x</text:p>
            <text:p>Memory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x</text:p>
            <text:p>result: 1</text:p>
            <text:p>a: 0</text:p>
            <text:p>b: 1</text:p>
            <text:p>Memory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1</text:p>
            <text:p>result: 0</text:p>
            <text:p>a: 0</text:p>
            <text:p>b: 0</text:p>
            <text:p>Memory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1</text:p>
            <text:p>out_MemToReg: 0</text:p>
            <text:p>out_RegDataSrc: 0</text:p>
            <text:p>out_PCSrc: 0</text:p>
            <text:p>_rs2_value: 1</text:p>
            <text:p>result: 0</text:p>
            <text:p>a: 1</text:p>
            <text:p>b: 1</text:p>
            <text:p>Memory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2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2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3</text:p>
            <text:p>out_MemToReg: 0</text:p>
            <text:p>out_RegDataSrc: 0</text:p>
            <text:p>out_PCSrc: 0</text:p>
            <text:p>_rs2_value: 0</text:p>
            <text:p>result: 2047</text:p>
            <text:p>a: 0</text:p>
            <text:p>b: 2047</text:p>
            <text:p>Memory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4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0</text:p>
            <text:p>a: 0</text:p>
            <text:p>b: 0</text:p>
            <text:p>Memory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5</text:p>
            <text:p>out_MemToReg: 0</text:p>
            <text:p>out_RegDataSrc: 0</text:p>
            <text:p>out_PCSrc: 0</text:p>
            <text:p>_rs2_value: 0</text:p>
            <text:p>result: 2047</text:p>
            <text:p>a: 2047</text:p>
            <text:p>b: 0</text:p>
            <text:p>Memory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6</text:p>
            <text:p>out_MemToReg: 0</text:p>
            <text:p>out_RegDataSrc: 0</text:p>
            <text:p>out_PCSrc: 0</text:p>
            <text:p>_rs2_value: 0</text:p>
            <text:p>result: 5</text:p>
            <text:p>a: 0</text:p>
            <text:p>b: 5</text:p>
            <text:p>Memory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7</text:p>
            <text:p>out_MemToReg: 0</text:p>
            <text:p>out_RegDataSrc: 0</text:p>
            <text:p>out_PCSrc: 0</text:p>
            <text:p>_rs2_value: 0</text:p>
            <text:p>result: 401408</text:p>
            <text:p>a: 0</text:p>
            <text:p>b: 401408</text:p>
            <text:p>Memory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18</text:p>
            <text:p>out_MemToReg: 0</text:p>
            <text:p>out_RegDataSrc: 0</text:p>
            <text:p>out_PCSrc: 0</text:p>
            <text:p>_rs2_value: 0</text:p>
            <text:p>result: 22</text:p>
            <text:p>a: 22</text:p>
            <text:p>b: 0</text:p>
            <text:p>Memory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EXECUTE.OUT---------------</text:p>
            <text:p>out_MemWrite: 0</text:p>
            <text:p>out_MemRead: 0</text:p>
            <text:p>out_RegWrite: 1</text:p>
            <text:p>out_RegDest: 0</text:p>
            <text:p>out_MemToReg: 0</text:p>
            <text:p>out_RegDataSrc: 0</text:p>
            <text:p>out_PCSrc: 0</text:p>
            <text:p>_rs2_value: 0</text:p>
            <text:p>result: 1</text:p>
            <text:p>a: 0</text:p>
            <text:p>b: 1</text:p>
            <text:p>Memory 96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6">
          <table:table-cell office:value-type="string" calcext:value-type="string">
            <text:p>WB -4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3</text:p>
            <text:p>in_RegWrite x</text:p>
            <text:p>in_RegDest x</text:p>
            <text:p>out_RegWrite x</text:p>
            <text:p>out_RegDest x</text:p>
          </table:table-cell>
          <table:table-cell office:value-type="string" calcext:value-type="string">
            <text:p>WB -2</text:p>
            <text:p>in_RegWrite 1</text:p>
            <text:p>in_RegDest 0</text:p>
            <text:p>out_RegWrite x</text:p>
            <text:p>out_RegDest x</text:p>
          </table:table-cell>
          <table:table-cell office:value-type="string" calcext:value-type="string">
            <text:p>WB -1</text:p>
            <text:p>in_RegWrite 1</text:p>
            <text:p>in_RegDest 10</text:p>
            <text:p>out_RegWrite 1</text:p>
            <text:p>out_RegDest 0</text:p>
          </table:table-cell>
          <table:table-cell office:value-type="string" calcext:value-type="string">
            <text:p>WB 0</text:p>
            <text:p>in_RegWrite 1</text:p>
            <text:p>in_RegDest 0</text:p>
            <text:p>out_RegWrite 1</text:p>
            <text:p>out_RegDest 10</text:p>
          </table:table-cell>
          <table:table-cell office:value-type="string" calcext:value-type="string">
            <text:p>WB 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</text:p>
            <text:p>in_RegWrite 1</text:p>
            <text:p>in_RegDest 11</text:p>
            <text:p>out_RegWrite 1</text:p>
            <text:p>out_RegDest 0</text:p>
          </table:table-cell>
          <table:table-cell office:value-type="string" calcext:value-type="string">
            <text:p>WB 4</text:p>
            <text:p>in_RegWrite 1</text:p>
            <text:p>in_RegDest 12</text:p>
            <text:p>out_RegWrite 1</text:p>
            <text:p>out_RegDest 11</text:p>
          </table:table-cell>
          <table:table-cell office:value-type="string" calcext:value-type="string">
            <text:p>WB 5</text:p>
            <text:p>in_RegWrite 1</text:p>
            <text:p>in_RegDest 0</text:p>
            <text:p>out_RegWrite 1</text:p>
            <text:p>out_RegDest 12</text:p>
          </table:table-cell>
          <table:table-cell office:value-type="string" calcext:value-type="string">
            <text:p>WB 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</text:p>
            <text:p>in_RegWrite 1</text:p>
            <text:p>in_RegDest 12</text:p>
            <text:p>out_RegWrite 1</text:p>
            <text:p>out_RegDest 0</text:p>
          </table:table-cell>
          <table:table-cell office:value-type="string" calcext:value-type="string">
            <text:p>WB 9</text:p>
            <text:p>in_RegWrite 1</text:p>
            <text:p>in_RegDest 13</text:p>
            <text:p>out_RegWrite 1</text:p>
            <text:p>out_RegDest 12</text:p>
          </table:table-cell>
          <table:table-cell office:value-type="string" calcext:value-type="string">
            <text:p>WB 10</text:p>
            <text:p>in_RegWrite 1</text:p>
            <text:p>in_RegDest 0</text:p>
            <text:p>out_RegWrite 1</text:p>
            <text:p>out_RegDest 13</text:p>
          </table:table-cell>
          <table:table-cell office:value-type="string" calcext:value-type="string">
            <text:p>WB 1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2</text:p>
            <text:p>in_RegWrite 1</text:p>
            <text:p>in_RegDest 14</text:p>
            <text:p>out_RegWrite 1</text:p>
            <text:p>out_RegDest 0</text:p>
          </table:table-cell>
          <table:table-cell office:value-type="string" calcext:value-type="string">
            <text:p>WB 13</text:p>
            <text:p>in_RegWrite 1</text:p>
            <text:p>in_RegDest 0</text:p>
            <text:p>out_RegWrite 1</text:p>
            <text:p>out_RegDest 14</text:p>
          </table:table-cell>
          <table:table-cell office:value-type="string" calcext:value-type="string">
            <text:p>WB 1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16</text:p>
            <text:p>in_RegWrite 1</text:p>
            <text:p>in_RegDest 15</text:p>
            <text:p>out_RegWrite 1</text:p>
            <text:p>out_RegDest 0</text:p>
          </table:table-cell>
          <table:table-cell office:value-type="string" calcext:value-type="string">
            <text:p>WB 17</text:p>
            <text:p>in_RegWrite 1</text:p>
            <text:p>in_RegDest 16</text:p>
            <text:p>out_RegWrite 1</text:p>
            <text:p>out_RegDest 15</text:p>
          </table:table-cell>
          <table:table-cell office:value-type="string" calcext:value-type="string">
            <text:p>WB 18</text:p>
            <text:p>in_RegWrite 1</text:p>
            <text:p>in_RegDest 17</text:p>
            <text:p>out_RegWrite 1</text:p>
            <text:p>out_RegDest 16</text:p>
          </table:table-cell>
          <table:table-cell office:value-type="string" calcext:value-type="string">
            <text:p>WB 19</text:p>
            <text:p>in_RegWrite 1</text:p>
            <text:p>in_RegDest 18</text:p>
            <text:p>out_RegWrite 1</text:p>
            <text:p>out_RegDest 17</text:p>
          </table:table-cell>
          <table:table-cell office:value-type="string" calcext:value-type="string">
            <text:p>WB 20</text:p>
            <text:p>in_RegWrite 1</text:p>
            <text:p>in_RegDest 0</text:p>
            <text:p>out_RegWrite 1</text:p>
            <text:p>out_RegDest 18</text:p>
          </table:table-cell>
          <table:table-cell office:value-type="string" calcext:value-type="string">
            <text:p>WB 2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2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3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4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5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6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7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5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6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7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8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89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0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1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2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3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4</text:p>
            <text:p>in_RegWrite 1</text:p>
            <text:p>in_RegDest 0</text:p>
            <text:p>out_RegWrite 1</text:p>
            <text:p>out_RegDest 0</text:p>
          </table:table-cell>
          <table:table-cell office:value-type="string" calcext:value-type="string">
            <text:p>WB 95</text:p>
            <text:p>in_RegWrite 1</text:p>
            <text:p>in_RegDest 0</text:p>
            <text:p>out_RegWrite 1</text:p>
            <text:p>out_RegDest 0</text:p>
          </table:table-cell>
        </table:table-row>
        <table:table-row table:style-name="ro8">
          <table:table-cell office:value-type="string" calcext:value-type="string">
            <text:p>Register bank</text:p>
            <text:p>RegisterBank.IN-----------</text:p>
            <text:p>write_enable: x</text:p>
            <text:p>write_address: x</text:p>
            <text:p>write_value: x</text:p>
            <text:p>read_address1: 0</text:p>
            <text:p>read_address2: 1</text:p>
            <text:p>RegisterBank.OUT----------</text:p>
            <text:p>value1: 0</text:p>
            <text:p>value2: x</text:p>
            <text:p>RegisterBank.REGS---------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x</text:p>
            <text:p>write_address: x</text:p>
            <text:p>write_value: x</text:p>
            <text:p>read_address1: 0</text:p>
            <text:p>read_address2: 1</text:p>
            <text:p>RegisterBank.OUT----------</text:p>
            <text:p>value1: 0</text:p>
            <text:p>value2: x</text:p>
            <text:p>RegisterBank.REGS---------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x</text:p>
            <text:p>write_address: x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0</text:p>
            <text:p>write_value: 1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0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10</text:p>
            <text:p>RegisterBank.OUT----------</text:p>
            <text:p>value1: 0</text:p>
            <text:p>value2: 1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0</text:p>
            <text:p>read_address2: 10</text:p>
            <text:p>RegisterBank.OUT----------</text:p>
            <text:p>value1: 1</text:p>
            <text:p>value2: 1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1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2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2</text:p>
            <text:p>read_address2: 12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3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2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3</text:p>
            <text:p>write_value: 2047</text:p>
            <text:p>read_address1: 12</text:p>
            <text:p>read_address2: 1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0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4</text:p>
            <text:p>write_value: 0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2</text:p>
            <text:p>read_address2: 14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3</text:p>
            <text:p>read_address2: 5</text:p>
            <text:p>RegisterBank.OUT----------</text:p>
            <text:p>value1: 2047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0</text:p>
            <text:p>read_address1: 12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5</text:p>
            <text:p>write_value: 2047</text:p>
            <text:p>read_address1: 0</text:p>
            <text:p>read_address2: 0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0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6</text:p>
            <text:p>write_value: 5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0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7</text:p>
            <text:p>write_value: 401408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0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18</text:p>
            <text:p>write_value: 22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0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  <table:table-cell office:value-type="string" calcext:value-type="string">
            <text:p>Register bank</text:p>
            <text:p>RegisterBank.IN-----------</text:p>
            <text:p>write_enable: 1</text:p>
            <text:p>write_address: 0</text:p>
            <text:p>write_value: 1</text:p>
            <text:p>read_address1: 0</text:p>
            <text:p>read_address2: 1</text:p>
            <text:p>RegisterBank.OUT----------</text:p>
            <text:p>value1: 0</text:p>
            <text:p>value2: 0</text:p>
            <text:p>RegisterBank.REGS---------</text:p>
            <text:p>a0=x10 1</text:p>
            <text:p>a1=x11 0</text:p>
            <text:p>a2=x12 0</text:p>
            <text:p>a3=x13 2047</text:p>
            <text:p>a4=x14 0</text:p>
            <text:p>a5=x15 2047</text:p>
            <text:p>a6=x16 5</text:p>
            <text:p>a7=x17 401408</text:p>
            <text:p>s2=x18 22</text:p>
            <text:p>s3=x19 0</text:p>
            <text:p>s4=x20 0</text:p>
            <text:p>s5=x21 0</text:p>
            <text:p>s6=x22 0</text:p>
            <text:p>s7=x23 0</text:p>
            <text:p>s8=x24 0</text:p>
            <text:p>s9=x25 0</text:p>
            <text:p>s10=x26 0</text:p>
            <text:p>s11=x27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12:56:41.1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0T14:31:33.175000000</dc:date>
    <meta:editing-duration>PT4H34M11S</meta:editing-duration>
    <meta:editing-cycles>7</meta:editing-cycles>
    <meta:generator>LibreOffice/7.5.3.2$Windows_X86_64 LibreOffice_project/9f56dff12ba03b9acd7730a5a481eea045e468f3</meta:generator>
    <meta:document-statistic meta:table-count="1" meta:cell-count="1000" meta:object-count="0"/>
  </office:meta>
</office:document-meta>
</file>